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IPML5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IPML5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IPML5 é um cliente HTML5 do protocolo SIP</text:p>
              </text:list-item>
              <text:list-item>
                <text:p><text:span text:style-name="T1">É </text:span><text:span text:style-name="T2">Open Source </text:span><text:span text:style-name="T1">e escrito em JavaScript</text:span></text:p>
              </text:list-item>
              <text:list-item>
                <text:p><text:span text:style-name="T1">Utilizado para integração em redes sociais, jogos </text:span><text:span text:style-name="T2">online</text:span><text:span text:style-name="T1"> e </text:span><text:span text:style-name="T2">e-commerce</text:span></text:p>
              </text:list-item>
              <text:list-item>
                <text:p><text:span text:style-name="T1">Protocolo SIP faz parte da pilha de protocolos TCP/IP, faz parte da camada de aplicaçã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tiliza modelo de requisição-resposta, similar ao HTTP, para iniciar sessões de comunicação interativa</text:p>
              </text:list-item>
              <text:list-item>
                <text:p>SIP é um protocolo de sinal para estabelecer chamadas e videoconferência através da rede</text:p>
              </text:list-item>
              <text:list-item>
                <text:p>Um exemplo típico é o VoI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IPML5 fornece uma API para facilitar o desenvolvimento de aplicativos</text:p>
              </text:list-item>
              <text:list-item>
                <text:p>Não sendo necessário o conhecimento do funcionamento do protocolo SI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 SIPML5 pode ser integrado ao Asterisk</text:p>
              </text:list-item>
              <text:list-item>
                <text:p>Sendo possível realizar chamadas através do Asterisk</text:p>
              </text:list-item>
              <text:list-item>
                <text:p>Chamadas para o Asterisk</text:p>
              </text:list-item>
              <text:list-item>
                <text:p>Chamadas do Asterisk</text:p>
              </text:list-item>
              <text:list-item>
                <text:p>Através de um navegador <text:span text:style-name="T2">web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19:39:47.586822770</meta:creation-date>
    <dc:date>2018-05-24T20:09:33.079400683</dc:date>
    <meta:editing-duration>PT3M29S</meta:editing-duration>
    <meta:editing-cycles>1</meta:editing-cycles>
    <meta:document-statistic meta:object-count="41"/>
    <meta:generator>LibreOffice/6.0.2.1$MacOSX_X86_64 LibreOffice_project/f7f06a8f319e4b62f9bc5095aa112a65d2f3ac89</meta:generator>
  </office:meta>
</office:document-meta>
</file>